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line-height="0.1666in"/>
    </style:style>
    <style:style style:name="T37" style:parent-style-name="DefaultParagraphFont" style:family="text">
      <style:text-properties style:font-name="Calibri" style:font-name-complex="Calibri"/>
    </style:style>
    <style:style style:name="T38" style:parent-style-name="DefaultParagraphFont" style:family="text">
      <style:text-properties style:font-name="Calibri" style:font-name-complex="Calibri"/>
    </style:style>
    <style:style style:name="T3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line-height="0.1666in"/>
    </style:style>
    <style:style style:name="T42" style:parent-style-name="DefaultParagraphFont" style:family="text">
      <style:text-properties style:font-name="Calibri" style:font-name-complex="Calibri"/>
    </style:style>
    <style:style style:name="T43" style:parent-style-name="DefaultParagraphFont" style:family="text">
      <style:text-properties style:font-name="Calibri" style:font-name-complex="Calibri"/>
    </style:style>
    <style:style style:name="T4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line-height="0.1666in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Internetlink" style:family="text">
      <style:text-properties style:font-name="Calibri" style:font-name-complex="Calibri"/>
    </style:style>
    <style:style style:name="T49" style:parent-style-name="DefaultParagraphFont" style:family="text">
      <style:text-properties style:font-name="Calibri" style:font-name-complex="Calibri"/>
    </style:style>
    <style:style style:name="T50" style:parent-style-name="DefaultParagraphFont" style:family="text">
      <style:text-properties style:font-name="Calibri" style:font-name-complex="Calibri"/>
    </style:style>
    <style:style style:name="P51" style:parent-style-name="Standard" style:family="paragraph">
      <style:paragraph-properties fo:line-height="0.1666in"/>
    </style:style>
    <style:style style:name="T52" style:parent-style-name="DefaultParagraphFont" style:family="text">
      <style:text-properties style:font-name="Calibri" style:font-name-complex="Calibri"/>
    </style:style>
    <style:style style:name="T53" style:parent-style-name="Internetlink" style:family="text">
      <style:text-properties style:font-name="Calibri" style:font-name-complex="Calibri"/>
    </style:style>
    <style:style style:name="T5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line-height="0.1666in"/>
    </style:style>
    <style:style style:name="T56" style:parent-style-name="DefaultParagraphFont" style:family="text">
      <style:text-properties style:font-name="Calibri" style:font-name-complex="Calibri"/>
    </style:style>
    <style:style style:name="T57" style:parent-style-name="Internetlink" style:family="text">
      <style:text-properties style:font-name="Calibri" style:font-name-complex="Calibri"/>
    </style:style>
    <style:style style:name="T5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line-height="0.1666in"/>
    </style:style>
    <style:style style:name="T60" style:parent-style-name="DefaultParagraphFont" style:family="text">
      <style:text-properties style:font-name="Calibri" style:font-name-complex="Calibri"/>
    </style:style>
    <style:style style:name="T61" style:parent-style-name="Internetlink" style:family="text">
      <style:text-properties style:font-name="Calibri" style:font-name-complex="Calibri"/>
    </style:style>
    <style:style style:name="T6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line-height="0.1666in"/>
    </style:style>
    <style:style style:name="T64" style:parent-style-name="DefaultParagraphFont" style:family="text">
      <style:text-properties style:font-name="Calibri" style:font-name-complex="Calibri"/>
    </style:style>
    <style:style style:name="T65" style:parent-style-name="Internetlink" style:family="text">
      <style:text-properties style:font-name="Calibri" style:font-name-complex="Calibri"/>
    </style:style>
    <style:style style:name="T66" style:parent-style-name="Internetlink" style:family="text">
      <style:text-properties style:font-name="Calibri" style:font-name-complex="Calibri"/>
    </style:style>
    <style:style style:name="T6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line-height="0.1666in"/>
    </style:style>
    <style:style style:name="T69" style:parent-style-name="DefaultParagraphFont" style:family="text">
      <style:text-properties style:font-name="Calibri" style:font-name-complex="Calibri"/>
    </style:style>
    <style:style style:name="P70" style:parent-style-name="ListParagraph" style:family="paragraph">
      <style:paragraph-properties fo:margin-top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2" style:parent-style-name="ListParagraph" style:family="paragraph">
      <style:paragraph-properties fo:margin-top="0.1666in" fo:margin-bottom="0.1666in" fo:line-height="0.1666in"/>
    </style:style>
    <style:style style:name="T7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4" style:parent-style-name="ListParagraph" style:family="paragraph">
      <style:paragraph-properties fo:margin-top="0.1666in" fo:margin-bottom="0.1666in" fo:line-height="0.1666in"/>
    </style:style>
    <style:style style:name="T7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complex="Calibri"/>
    </style:style>
    <style:style style:name="P77" style:parent-style-name="ListParagraph" style:family="paragraph">
      <style:paragraph-properties fo:margin-top="0.1666in" fo:margin-bottom="0.1666in" fo:line-height="0.1666in"/>
    </style:style>
    <style:style style:name="T7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8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6" style:parent-style-name="Standard" style:family="paragraph">
      <style:paragraph-properties fo:margin-top="0.1666in" fo:margin-bottom="0.1666in"/>
    </style:style>
    <style:style style:name="T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9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5" style:parent-style-name="Standard" style:family="paragraph">
      <style:paragraph-properties fo:margin-top="0.1666in" fo:margin-bottom="0.1666in"/>
    </style:style>
    <style:style style:name="T9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3" style:parent-style-name="Standard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07" style:parent-style-name="Standard" style:family="paragraph">
      <style:paragraph-properties fo:margin-top="0.1666in" fo:margin-bottom="0.1666in"/>
      <style:text-properties style:font-name="Calibri" style:font-name-complex="Calibri" fo:font-size="12pt" style:font-size-asian="12pt" style:font-size-complex="12pt" fo:language="en" fo:country="US"/>
    </style:style>
    <style:style style:name="P108" style:parent-style-name="Standard" style:family="paragraph">
      <style:paragraph-properties fo:margin-top="0.1666in" fo:margin-bottom="0.1666in"/>
      <style:text-properties style:font-name="Calibri" style:font-name-complex="Calibri" fo:font-size="12pt" style:font-size-asian="12pt" style:font-size-complex="12pt" fo:language="en" fo:country="US"/>
    </style:style>
    <style:style style:name="P109" style:parent-style-name="Standard" style:family="paragraph">
      <style:paragraph-properties fo:margin-top="0.1666in" fo:margin-bottom="0.1666in"/>
    </style:style>
    <style:style style:name="T11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1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5" style:parent-style-name="Standard" style:family="paragraph">
      <style:paragraph-properties fo:margin-top="0.1666in" fo:margin-bottom="0.1666in"/>
    </style:style>
    <style:style style:name="T11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19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P12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3" style:parent-style-name="Standard" style:family="paragraph">
      <style:paragraph-properties fo:margin-top="0.1666in" fo:margin-bottom="0.1666in"/>
    </style:style>
    <style:style style:name="T1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28" style:parent-style-name="Standard" style:family="paragraph">
      <style:paragraph-properties fo:margin-top="0.1666in" fo:margin-bottom="0.1666in"/>
    </style:style>
    <style:style style:name="T1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2" style:parent-style-name="Standard" style:family="paragraph">
      <style:paragraph-properties fo:margin-top="0.1666in" fo:margin-bottom="0.1666in"/>
    </style:style>
    <style:style style:name="T13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3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3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1" style:parent-style-name="Standard" style:family="paragraph">
      <style:paragraph-properties fo:margin-top="0.1666in" fo:margin-bottom="0.1666in"/>
    </style:style>
    <style:style style:name="T1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4" style:parent-style-name="DefaultParagraphFont" style:family="text">
      <style:text-properties style:font-name="Roboto" fo:color="#000000" fo:background-color="#FFFFFF"/>
    </style:style>
    <style:style style:name="P145" style:parent-style-name="Standard" style:family="paragraph">
      <style:paragraph-properties fo:margin-top="0.1666in" fo:margin-bottom="0.1666in"/>
    </style:style>
    <style:style style:name="T146" style:parent-style-name="DefaultParagraphFont" style:family="text">
      <style:text-properties style:font-name="Roboto" fo:color="#000000" fo:background-color="#FFFFFF"/>
    </style:style>
    <style:style style:name="P147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48" style:parent-style-name="Standard" style:family="paragraph">
      <style:paragraph-properties fo:break-before="page" fo:margin-top="0.1666in" fo:margin-bottom="0.1666in"/>
    </style:style>
    <style:style style:name="T1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5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3" style:parent-style-name="Standard" style:family="paragraph">
      <style:paragraph-properties fo:margin-top="0.1666in" fo:margin-bottom="0.1666in"/>
    </style:style>
    <style:style style:name="T15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6" style:parent-style-name="DefaultParagraphFont" style:family="text">
      <style:text-properties style:font-name="Roboto" fo:color="#000000" fo:background-color="#FFFFFF"/>
    </style:style>
    <style:style style:name="P15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0" style:parent-style-name="Standard" style:family="paragraph">
      <style:paragraph-properties fo:margin-top="0.1666in" fo:margin-bottom="0.1666in"/>
    </style:style>
    <style:style style:name="T16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0" style:parent-style-name="Standard" style:family="paragraph">
      <style:paragraph-properties fo:margin-top="0.1666in"/>
    </style:style>
    <style:style style:name="T1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2" style:parent-style-name="Standard" style:family="paragraph"/>
    <style:style style:name="T1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4" style:parent-style-name="Standard" style:family="paragraph"/>
    <style:style style:name="T1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6" style:parent-style-name="Standard" style:family="paragraph">
      <style:paragraph-properties fo:margin-bottom="0.1666in"/>
    </style:style>
    <style:style style:name="T1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8" style:parent-style-name="Standard" style:family="paragraph">
      <style:paragraph-properties fo:margin-bottom="0.1666in"/>
    </style:style>
    <style:style style:name="T1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3" style:parent-style-name="Standard" style:family="paragraph">
      <style:paragraph-properties fo:margin-top="0.1666in" fo:margin-bottom="0.1666in"/>
    </style:style>
    <style:style style:name="T1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9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00" style:parent-style-name="Standard" style:family="paragraph">
      <style:paragraph-properties fo:break-before="page" fo:margin-top="0.1666in" fo:margin-bottom="0.1666in"/>
    </style:style>
    <style:style style:name="T20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0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6" style:parent-style-name="Standard" style:family="paragraph">
      <style:paragraph-properties fo:margin-top="0.1666in" fo:margin-bottom="0.1666in"/>
    </style:style>
    <style:style style:name="T2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3" style:parent-style-name="Standard" style:family="paragraph">
      <style:paragraph-properties fo:margin-top="0.1666in" fo:margin-bottom="0.1666in"/>
    </style:style>
    <style:style style:name="T2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0" style:parent-style-name="Standard" style:family="paragraph">
      <style:paragraph-properties fo:margin-top="0.1666in" fo:margin-bottom="0.1666in"/>
    </style:style>
    <style:style style:name="T22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8" style:parent-style-name="Standard" style:family="paragraph">
      <style:paragraph-properties fo:margin-top="0.1666in" fo:margin-bottom="0.1666in"/>
    </style:style>
    <style:style style:name="T2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31" style:parent-style-name="DefaultParagraphFont" style:family="text">
      <style:text-properties style:font-name="Segoe UI" style:font-name-complex="Segoe UI" fo:letter-spacing="-0.0013in" fo:font-size="15pt" style:font-size-asian="15pt" style:font-size-complex="15pt" fo:background-color="#FFFFFF"/>
    </style:style>
    <style:style style:name="T232" style:parent-style-name="DefaultParagraphFont" style:family="text">
      <style:text-properties style:font-name="Segoe UI" style:font-name-complex="Segoe UI" fo:letter-spacing="-0.0013in" fo:font-size="15pt" style:font-size-asian="15pt" style:font-size-complex="15pt" fo:background-color="#FFFFFF"/>
    </style:style>
    <style:style style:name="P23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</style:style>
    <style:style style:name="T2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1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52" style:parent-style-name="Standard" style:family="paragraph">
      <style:paragraph-properties fo:break-before="page" fo:margin-top="0.1666in" fo:margin-bottom="0.1666in"/>
    </style:style>
    <style:style style:name="T25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5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5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7" style:parent-style-name="Standard" style:family="paragraph">
      <style:paragraph-properties fo:margin-top="0.1666in" fo:margin-bottom="0.1666in"/>
    </style:style>
    <style:style style:name="T2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4" style:parent-style-name="Standard" style:family="paragraph">
      <style:paragraph-properties fo:margin-top="0.1666in" fo:margin-bottom="0.1666in"/>
    </style:style>
    <style:style style:name="T26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0" style:parent-style-name="Standard" style:family="paragraph">
      <style:paragraph-properties fo:margin-top="0.1666in" fo:margin-bottom="0.1666in"/>
    </style:style>
    <style:style style:name="T2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9" style:parent-style-name="Standard" style:family="paragraph">
      <style:paragraph-properties fo:margin-top="0.1666in" fo:margin-bottom="0.1666in"/>
    </style:style>
    <style:style style:name="T2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9" style:parent-style-name="Standard" style:family="paragraph">
      <style:paragraph-properties fo:break-before="page"/>
    </style:style>
    <style:style style:name="T3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01" style:parent-style-name="Standard" style:family="paragraph">
      <style:paragraph-properties fo:margin-top="0.1666in" fo:margin-bottom="0.1666in"/>
    </style:style>
    <style:style style:name="T3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4" style:parent-style-name="Standard" style:family="paragraph">
      <style:paragraph-properties fo:margin-top="0.1666in" fo:margin-bottom="0.1666in"/>
    </style:style>
    <style:style style:name="T3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0" style:parent-style-name="Standard" style:family="paragraph">
      <style:paragraph-properties fo:margin-top="0.1666in" fo:margin-bottom="0.1666in"/>
    </style:style>
    <style:style style:name="T32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8" style:parent-style-name="Standard" style:family="paragraph">
      <style:paragraph-properties fo:margin-top="0.1666in" fo:margin-bottom="0.1666in"/>
    </style:style>
    <style:style style:name="T3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1" style:parent-style-name="DefaultParagraphFont" style:family="text">
      <style:text-properties style:font-name="Roboto" fo:color="#4D5156" fo:font-size="10.5pt" style:font-size-asian="10.5pt" style:font-size-complex="10.5pt" fo:background-color="#FFFFFF"/>
    </style:style>
    <style:style style:name="T332" style:parent-style-name="DefaultParagraphFont" style:family="text">
      <style:text-properties style:font-name="Roboto" fo:color="#111111" fo:background-color="#FFFFFF"/>
    </style:style>
    <style:style style:name="P3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3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8" style:parent-style-name="Standard" style:family="paragraph">
      <style:paragraph-properties fo:margin-top="0.1666in" fo:margin-bottom="0.1666in"/>
    </style:style>
    <style:style style:name="T3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5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5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3" style:parent-style-name="Standard" style:family="paragraph">
      <style:paragraph-properties fo:margin-top="0.1666in" fo:margin-bottom="0.1666in"/>
    </style:style>
    <style:style style:name="T35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</style:style>
    <style:style style:name="T35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2" style:parent-style-name="Standard" style:family="paragraph">
      <style:paragraph-properties fo:margin-top="0.1666in" fo:margin-bottom="0.1666in"/>
    </style:style>
    <style:style style:name="T3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5" style:parent-style-name="DefaultParagraphFont" style:family="text">
      <style:text-properties style:font-name="Roboto" fo:color="#111111" fo:background-color="#FFFFFF"/>
    </style:style>
    <style:style style:name="T3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67" style:parent-style-name="Standard" style:family="paragraph">
      <style:paragraph-properties fo:margin-top="0.1666in" fo:margin-bottom="0.1666in"/>
    </style:style>
    <style:style style:name="T36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0" style:parent-style-name="Standard" style:family="paragraph">
      <style:paragraph-properties fo:margin-top="0.1666in" fo:margin-bottom="0.1666in"/>
    </style:style>
    <style:style style:name="T3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75" style:parent-style-name="Standard" style:family="paragraph">
      <style:paragraph-properties fo:margin-top="0.1666in" fo:margin-bottom="0.1666in"/>
    </style:style>
    <style:style style:name="T37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8" style:parent-style-name="Standard" style:family="paragraph">
      <style:paragraph-properties fo:margin-top="0.1666in" fo:margin-bottom="0.1666in"/>
    </style:style>
    <style:style style:name="T3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2" style:parent-style-name="Standard" style:family="paragraph">
      <style:paragraph-properties fo:margin-top="0.1666in" fo:margin-bottom="0.1666in"/>
    </style:style>
    <style:style style:name="T383" style:parent-style-name="Strong" style:family="text">
      <style:text-properties style:font-name="Helvetica" fo:color="#212529" fo:font-size="10.5pt" style:font-size-asian="10.5pt" style:font-size-complex="10.5pt" fo:background-color="#FFFFFF"/>
    </style:style>
    <style:style style:name="P384" style:parent-style-name="Standard" style:family="paragraph">
      <style:paragraph-properties fo:margin-top="0.1666in" fo:margin-bottom="0.1666in"/>
    </style:style>
    <style:style style:name="T385" style:parent-style-name="Strong" style:family="text">
      <style:text-properties style:font-name="Helvetica" fo:color="#212529" fo:font-size="10.5pt" style:font-size-asian="10.5pt" style:font-size-complex="10.5pt" fo:background-color="#FFFFFF"/>
    </style:style>
    <style:style style:name="P386" style:parent-style-name="Standard" style:family="paragraph">
      <style:paragraph-properties fo:margin-top="0.1666in" fo:margin-bottom="0.1666in"/>
    </style:style>
    <style:style style:name="T387" style:parent-style-name="Strong" style:family="text">
      <style:text-properties style:font-name="Helvetica" fo:color="#212529" fo:font-size="10.5pt" style:font-size-asian="10.5pt" style:font-size-complex="10.5pt" fo:background-color="#FFFFFF"/>
    </style:style>
    <style:style style:name="T388" style:parent-style-name="DefaultParagraphFont" style:family="text">
      <style:text-properties style:font-name="Helvetica" fo:color="#212529" fo:font-size="10.5pt" style:font-size-asian="10.5pt" style:font-size-complex="10.5pt" fo:background-color="#FFFFFF"/>
    </style:style>
    <style:style style:name="P389" style:parent-style-name="Standard" style:family="paragraph">
      <style:paragraph-properties fo:margin-top="0.1666in" fo:margin-bottom="0.1666in"/>
    </style:style>
    <style:style style:name="T390" style:parent-style-name="DefaultParagraphFont" style:family="text">
      <style:text-properties fo:font-weight="bold" style:font-weight-asian="bold" style:font-weight-complex="bold"/>
    </style:style>
    <style:style style:name="P391" style:parent-style-name="Standard" style:family="paragraph">
      <style:paragraph-properties fo:margin-top="0.1666in" fo:margin-bottom="0.1666in"/>
    </style:style>
    <style:style style:name="P392" style:parent-style-name="Standard" style:family="paragraph">
      <style:paragraph-properties fo:margin-top="0.1666in" fo:margin-bottom="0.1666in"/>
    </style:style>
    <style:style style:name="P393" style:parent-style-name="Standard" style:family="paragraph">
      <style:paragraph-properties fo:margin-top="0.1666in" fo:margin-bottom="0.1666in"/>
    </style:style>
    <style:style style:name="P3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96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397" style:parent-style-name="Standard" style:family="paragraph">
      <style:paragraph-properties fo:break-before="page" fo:margin-top="0.1666in" fo:margin-bottom="0.1666in"/>
    </style:style>
    <style:style style:name="T39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9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2" style:parent-style-name="Standard" style:family="paragraph">
      <style:paragraph-properties fo:margin-top="0.1666in" fo:margin-bottom="0.1666in"/>
    </style:style>
    <style:style style:name="T4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10" style:parent-style-name="Standard" style:family="paragraph">
      <style:paragraph-properties fo:margin-top="0.1666in" fo:margin-bottom="0.1666in"/>
    </style:style>
    <style:style style:name="T41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1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15" style:parent-style-name="Standard" style:family="paragraph">
      <style:paragraph-properties fo:margin-top="0.1666in" fo:margin-bottom="0.1666in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</text:span><text:bookmark-start text:name="_Hlt105359111"/><text:bookmark-start text:name="_Hlt105359112"/><text:span text:style-name="T33">.</text:span><text:bookmark-end text:name="_Hlt105359111"/><text:bookmark-end text:name="_Hlt105359112"/><text:span text:style-name="T34">in/menu-list</text:span></text:a><text:span text:style-name="T35"><text:line-break/></text:span></text:p>
        </text:list-item>
        <text:list-item>
          <text:p text:style-name="P36"><text:span text:style-name="T37">Starbucks CP, New Delhi men</text:span><text:span text:style-name="T38">u:<text:s/></text:span><text:a xlink:href="https://magicpin.in/New-Delhi/Connaught-Place-(Cp)/Restaurant/Starbucks/store/1217/menu/" office:target-frame-name="_top" xlink:show="replace"><text:span text:style-name="T39">https://magicpin.in/New-Delhi/Connaught-Place-(Cp)/Restaurant/Starbucks/store/1217/menu/</text:span></text:a><text:span text:style-name="T40"><text:line-break/></text:span></text:p>
        </text:list-item>
        <text:list-item>
          <text:p text:style-name="P41"><text:span text:style-name="T42">Starbucks Corporation’s Marketing Mix (4Ps) Analysis (201</text:span><text:span text:style-name="T43">9):<text:s/></text:span><text:a xlink:href="http://panmore.com/starbucks-coffee-marketing-mix-4ps-analysis" office:target-frame-name="_top" xlink:show="replace"><text:span text:style-name="T44">http://panmore.com/starbucks-coffee-marketing-mix-4ps-analysis</text:span></text:a><text:span text:style-name="T45"><text:line-break/></text:span></text:p>
        </text:list-item>
        <text:list-item>
          <text:p text:style-name="P46"><text:span text:style-name="T47">Starbucks India Marketing Strategy (2016):<text:s/></text:span><text:a xlink:href="https://www.slideshare.net/Rjrockzcool/starbucks-india-marketing-strategy" office:target-frame-name="_top" xlink:show="replace"><text:span text:style-name="T48">https://www.slideshare.net/Rjrockzcool/starbucks-india-marketing-strategy</text:span></text:a><text:span text:style-name="T49"><text:s/></text:span><text:span text:style-name="T50"><text:line-break/></text:span></text:p>
        </text:list-item>
        <text:list-item>
          <text:p text:style-name="P51"><text:span text:style-name="T52">Entry of Starbucks in Indian Market (2016):<text:s/></text:span><text:a xlink:href="https://www.researchgate.net/publication/316600552_Case_Study-_Entry_of_Starbucks_in_Indian_Market" office:target-frame-name="_top" xlink:show="replace"><text:span text:style-name="T53">https://www.researchgate.net/publication/316600552_Case_Study-_Entry_of_Starbucks_in_Indian_Market</text:span></text:a><text:span text:style-name="T54"><text:line-break/></text:span></text:p>
        </text:list-item>
        <text:list-item>
          <text:p text:style-name="P55"><text:span text:style-name="T56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7">https://www.semanticscholar.org/paper/Starbucks-Marketing-Analysis-Katerina/1d21b5743764f3196cddcb95925059695dad6eeb</text:span></text:a><text:span text:style-name="T58"><text:line-break/></text:span></text:p>
        </text:list-item>
        <text:list-item>
          <text:p text:style-name="P59"><text:span text:style-name="T60">Strategic Marketing: A Case Study of Starbucks (2015):<text:s/></text:span><text:a xlink:href="https://www.slideshare.net/YeeJieNg/bumkt6923grouppresentation" office:target-frame-name="_top" xlink:show="replace"><text:span text:style-name="T61">https://www.slideshare.net/YeeJieNg/bumkt6923grouppresentation</text:span></text:a><text:span text:style-name="T62"><text:line-break/></text:span></text:p>
        </text:list-item>
        <text:list-item>
          <text:p text:style-name="P63"><text:span text:style-name="T64">Strategic Analysis of Starbucks Corporation (2014):<text:s/></text:span><text:a xlink:href="https://scholar.harvard.edu/files/nithingeereddy/files/starbucks_case_analysis.pdf" office:target-frame-name="_top" xlink:show="replace"><text:span text:style-name="T65">https://scholar.harvard.edu/</text:span><text:span text:style-name="T66">files/nithingeereddy/files/starbucks_case_analysis.pdf</text:span></text:a><text:span text:style-name="T67"><text:line-break/></text:span></text:p>
        </text:list-item>
        <text:list-item>
          <text:p text:style-name="P68"><text:span text:style-name="T69">Other links:</text:span></text:p>
        </text:list-item>
      </text:list>
      <text:list text:style-name="WWNum3">
        <text:list-item>
          <text:p text:style-name="P70"><text:a xlink:href="http://science.knote.com/2014/10/28/starbucks-productivity-secrets/" office:target-frame-name="_top" xlink:show="replace"><text:span text:style-name="T71">http://science.knote.com/2014/10/28/starbucks-productivity-secrets/</text:span></text:a></text:p>
        </text:list-item>
        <text:list-item>
          <text:p text:style-name="P72"><text:a xlink:href="http://panmore.com/starbucks-coffee-operations-management-10-decisions-areas-productivity" office:target-frame-name="_top" xlink:show="replace"><text:span text:style-name="T73">http://panmore.com/starbucks-coffee-operations-management-10-decisions-areas-productivity</text:span></text:a></text:p>
        </text:list-item>
        <text:list-item>
          <text:p text:style-name="P74"><text:a xlink:href="https://www.businessinsider.in/retail/5-ways-Starbucks-entices-you-to-spend-more-money/articleshow/46239542.cms" office:target-frame-name="_top" xlink:show="replace"><text:span text:style-name="T75">https://www.businessinsider.in/retail/5-ways-Starbucks-entices-you-to-spend-more-money/articleshow/46239542.cms</text:span></text:a><text:span text:style-name="T76"><text:s text:c="2"/></text:span></text:p>
        </text:list-item>
        <text:list-item>
          <text:p text:style-name="P77"><text:a xlink:href="https://www.business-standard.com/article/companies/starbucks-steps-up-its-india-game-116020301281_1.html" office:target-frame-name="_top" xlink:show="replace"><text:span text:style-name="T78">https://www.business-st</text:span><text:bookmark-start text:name="_Hlt105358969"/><text:bookmark-start text:name="_Hlt105358970"/><text:span text:style-name="T79">a</text:span><text:bookmark-end text:name="_Hlt105358969"/><text:bookmark-end text:name="_Hlt105358970"/><text:span text:style-name="T80">ndard.com/article/companies/starbucks-steps-up-its-india-game-116020301281_1.html</text:span></text:a></text:p>
        </text:list-item>
      </text:list>
      <text:soft-page-break/>
      <text:p text:style-name="P81"><text:span text:style-name="T82">Questions on Product</text:span></text:p>
      <text:p text:style-name="P83"><text:span text:style-name="T84">Q1:</text:span><text:span text:style-name="T85"><text:s/>What is the core product of Starbucks?</text:span></text:p>
      <text:p text:style-name="P86"><text:span text:style-name="T87">A1:</text:span><text:span text:style-name="T88"><text:s/></text:span><text:span text:style-name="T89"><text:s text:c="2"/>Food and beverages</text:span><text:span text:style-name="T90">. Coffee</text:span></text:p>
      <text:p text:style-name="P91"><text:span text:style-name="T92">Q2:</text:span><text:span text:style-name="T93"><text:s/>What are the actual and augmented prod</text:span><text:span text:style-name="T94">ucts of Starbucks?</text:span></text:p>
      <text:p text:style-name="P95"><text:span text:style-name="T96">A2:</text:span><text:span text:style-name="T97"><text:s/>-</text:span><text:span text:style-name="T98"><text:s/>Coffee<text:s/></text:span><text:span text:style-name="T99"><text:s/>and Wifi access<text:s/></text:span></text:p>
      <text:p text:style-name="P100"><text:span text:style-name="T101">Q3:</text:span><text:span text:style-name="T102"><text:s/>What are the various product categories offered by Starbucks?</text:span></text:p>
      <text:p text:style-name="P103"><text:span text:style-name="T104">A3:</text:span><text:span text:style-name="T105"><text:s/></text:span><text:span text:style-name="T106"><text:s text:c="5"/>Food items likes snacks on the go<text:s/></text:span></text:p>
      <text:p text:style-name="P107"><text:s text:c="11"/>Hot and cold serve – coffee hot and cold<text:s/></text:p>
      <text:p text:style-name="P108"><text:s text:c="11"/>Articles like coffee mug etc .<text:s/></text:p>
      <text:p text:style-name="P109"><text:span text:style-name="T110"><text:s text:c="10"/></text:span></text:p>
      <text:p text:style-name="P111"><text:span text:style-name="T112">Q4:</text:span><text:span text:style-name="T113"><text:s/>How has Starbucks adapted its product<text:s/></text:span><text:span text:style-name="T114">offering to suit the Indian market?</text:span></text:p>
      <text:p text:style-name="P115"><text:span text:style-name="T116">A4:</text:span><text:span text:style-name="T117"><text:s/></text:span><text:span text:style-name="T118"><text:s text:c="7"/>Introduction to Indian flavours in terms of snacks etc<text:s/></text:span><text:span text:style-name="T119">Tandoori Paneer Roll, Chocolate Rossomalai Mousse, Malai Chom Chom Tiramisu, Elaichi Mewa Croissant, Chicken Kathi Roll and Murg Tikka Panini to suit Indian customers</text:span></text:p>
      <text:p text:style-name="P120"><text:span text:style-name="T121">Q5:</text:span><text:span text:style-name="T122"><text:s/>How has Starbucks introduced healthy products in its range?</text:span></text:p>
      <text:p text:style-name="P123"><text:span text:style-name="T124">A5:</text:span><text:span text:style-name="T125"><text:s/></text:span><text:span text:style-name="T126"><text:s text:c="9"/></text:span><text:span text:style-name="T127">Assam black tea infused with whole cinnamon, cardamom, cloves, pepper, star anise and ginger</text:span></text:p>
      <text:p text:style-name="P128"><text:span text:style-name="T129">6:</text:span><text:span text:style-name="T130"><text:s/>Mention an innovation by Starbucks</text:span><text:span text:style-name="T131"><text:s/>with regard to an existing product.</text:span></text:p>
      <text:p text:style-name="P132"><text:span text:style-name="T133">A6:</text:span><text:span text:style-name="T134"><text:s/>-</text:span><text:span text:style-name="T135"><text:s/></text:span><text:span text:style-name="T136">green coffee extract<text:s/></text:span><text:span text:style-name="T137"><text:tab/></text:span></text:p>
      <text:p text:style-name="P138"><text:span text:style-name="T139">Q7:</text:span><text:span text:style-name="T140"><text:s/>What are some partnerships that Starbucks has entered, from the point of view of product?</text:span></text:p>
      <text:p text:style-name="P141"><text:span text:style-name="T142">A7:</text:span><text:span text:style-name="T143"><text:s/></text:span><text:span text:style-name="T144">Strategic partnerships and acquisitions with Evolution Fresh, La Boulange, Teavana, Danone, and Green Mountain Coffee Roasters have allowed Starbucks to penetrate highly lucrative international markets</text:span></text:p>
      <text:p text:style-name="P145"><text:span text:style-name="T146">And Swiggy<text:s/></text:span></text:p>
      <text:p text:style-name="P147"/>
      <text:soft-page-break/>
      <text:p text:style-name="P148"><text:span text:style-name="T149">Questions on Price</text:span></text:p>
      <text:p text:style-name="P150"><text:span text:style-name="T151">Q1:</text:span><text:span text:style-name="T152"><text:s/>What is the most expensive coffee that Starbucks in CP sells?</text:span></text:p>
      <text:p text:style-name="P153"><text:span text:style-name="T154">A1:</text:span><text:span text:style-name="T155"><text:s/>--</text:span><text:span text:style-name="T156">Super venti White<text:s/></text:span></text:p>
      <text:p text:style-name="P157"><text:span text:style-name="T158">Q2:</text:span><text:span text:style-name="T159"><text:s text:c="2"/>What is the least expensive coffee that Starbucks in CP sells?</text:span></text:p>
      <text:p text:style-name="P160"><text:span text:style-name="T161">A2:</text:span><text:span text:style-name="T162"><text:s/>----</text:span><text:span text:style-name="T163">Teavana Hot tea<text:s/></text:span><text:span text:style-name="T164"><text:tab/></text:span><text:span text:style-name="T165"><text:s/></text:span></text:p>
      <text:p text:style-name="P166"><text:span text:style-name="T167">Q3:</text:span><text:span text:style-name="T168"><text:s/>Which of the following pricing strategies does Starbucks follow? Justify your answer</text:span><text:span text:style-name="T169">.</text:span></text:p>
      <text:list text:style-name="WWNum2">
        <text:list-item>
          <text:p text:style-name="P170"><text:span text:style-name="T171">Economy pricing strategy</text:span></text:p>
        </text:list-item>
        <text:list-item>
          <text:p text:style-name="P172"><text:span text:style-name="T173">Penetration pricing strategy</text:span></text:p>
        </text:list-item>
        <text:list-item>
          <text:p text:style-name="P174"><text:span text:style-name="T175">Skimming pricing strategy</text:span></text:p>
        </text:list-item>
        <text:list-item>
          <text:p text:style-name="P176"><text:span text:style-name="T177">Premium pricing strategy</text:span></text:p>
        </text:list-item>
        <text:list-item>
          <text:p text:style-name="P178"><text:span text:style-name="T179">A3:</text:span><text:span text:style-name="T180"><text:s/>--------------</text:span><text:span text:style-name="T181"><text:s/></text:span><text:span text:style-name="T182">Premium pricing strategy</text:span></text:p>
        </text:list-item>
      </text:list>
      <text:p text:style-name="P183"><text:span text:style-name="T184">-----------------------------------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soft-page-break/>
      <text:p text:style-name="P200"><text:span text:style-name="T201">Questions on Place</text:span></text:p>
      <text:p text:style-name="P202"><text:span text:style-name="T203">Q1:</text:span><text:span text:style-name="T204"><text:s/>How many cities in India have at least one<text:s/></text:span><text:span text:style-name="T205">Starbucks store?</text:span></text:p>
      <text:p text:style-name="P206"><text:span text:style-name="T207">A1:</text:span><text:span text:style-name="T208"><text:s/></text:span><text:span text:style-name="T209">28</text:span></text:p>
      <text:p text:style-name="P210"><text:span text:style-name="T211">Q2:</text:span><text:span text:style-name="T212"><text:s/>What is the total number of Starbucks stores in India?</text:span></text:p>
      <text:p text:style-name="P213"><text:span text:style-name="T214">A2:</text:span><text:span text:style-name="T215"><text:s/></text:span><text:span text:style-name="T216">252</text:span></text:p>
      <text:p text:style-name="P217"><text:span text:style-name="T218">Q3:</text:span><text:span text:style-name="T219"><text:s/>Which cities in India tend to have a Starbucks store? Why?</text:span></text:p>
      <text:p text:style-name="P220"><text:span text:style-name="T221">A3:</text:span><text:span text:style-name="T222"><text:s/>-</text:span><text:span text:style-name="T223">Urban<text:s/></text:span></text:p>
      <text:p text:style-name="P224"><text:span text:style-name="T225">Q4:</text:span><text:span text:style-name="T226"><text:s/>Mention an innovation by Starbucks with regard to its s</text:span><text:span text:style-name="T227">tore strategy.</text:span></text:p>
      <text:p text:style-name="P228"><text:span text:style-name="T229">A4:</text:span><text:span text:style-name="T230"><text:s/>-</text:span><text:span text:style-name="T231"><text:s/></text:span><text:span text:style-name="T232">green coffee extract innovation</text:span></text:p>
      <text:p text:style-name="P233"><text:span text:style-name="T234">Q5:</text:span><text:span text:style-name="T235"><text:s/>What are some partnerships that Starbucks has entered, from the point of view of the place?</text:span></text:p>
      <text:p text:style-name="P236"><text:span text:style-name="T237">A5:</text:span><text:span text:style-name="T238"><text:s/>---------------</text:span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soft-page-break/>
      <text:p text:style-name="P252"><text:span text:style-name="T253">Questions on Promotion</text:span></text:p>
      <text:p text:style-name="P254"><text:span text:style-name="T255">Q1:</text:span><text:span text:style-name="T256"><text:s/>What is the primary means of promotion for Starbucks?</text:span></text:p>
      <text:p text:style-name="P257"><text:span text:style-name="T258">A1:</text:span><text:span text:style-name="T259"><text:s/></text:span><text:span text:style-name="T260">Social media<text:s/></text:span></text:p>
      <text:p text:style-name="P261"><text:span text:style-name="T262">Q2:</text:span><text:span text:style-name="T263"><text:s/>How does Starbucks go about executing its primary means of promotion?</text:span></text:p>
      <text:p text:style-name="P264"><text:span text:style-name="T265">A2:</text:span><text:s/><text:span text:style-name="T266">website, social media channels and in-store displays to promote the brand and the products.</text:span></text:p>
      <text:p text:style-name="P267"><text:span text:style-name="T268">Q3:</text:span><text:span text:style-name="T269"><text:s/>What is meant by ‘Third Place’ in the context of the marketing strategy of Starbucks?</text:span></text:p>
      <text:p text:style-name="P270"><text:span text:style-name="T271">A3:</text:span><text:span text:style-name="T272"><text:s/>--</text:span><text:span text:style-name="T273">Customer service not only satisfactory but excellent<text:s/></text:span><text:span text:style-name="T274"><text:s/></text:span></text:p>
      <text:p text:style-name="P275"><text:span text:style-name="T276">Q4:</text:span><text:span text:style-name="T277"><text:s/>What is meant b</text:span><text:span text:style-name="T278">y ‘Fourth Place” in the context of the marketing strategy of Starbucks?</text:span></text:p>
      <text:p text:style-name="P279"><text:span text:style-name="T280">A4:</text:span><text:span text:style-name="T281"><text:s/>---</text:span><text:span text:style-name="T282">Equipped digitally with mobile and online delivery system<text:s/></text:span><text:span text:style-name="T283"><text:tab/></text:span></text:p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soft-page-break/>
      <text:p text:style-name="P299"><text:span text:style-name="T300">Questions on People</text:span></text:p>
      <text:p text:style-name="P301"><text:span text:style-name="T302">Q1:<text:s/></text:span><text:span text:style-name="T303">What are the primary target customer segments for Starbucks?</text:span></text:p>
      <text:p text:style-name="P304"><text:span text:style-name="T305">A1:</text:span><text:span text:style-name="T306"><text:s/></text:span><text:span text:style-name="T307">Upper middle class<text:s/></text:span></text:p>
      <text:p text:style-name="P308"><text:span text:style-name="T309">Q2:</text:span><text:span text:style-name="T310"><text:s/>What is the<text:s/></text:span><text:span text:style-name="T311">connection between the target customer segments for Starbucks and its choice of price and place?</text:span></text:p>
      <text:p text:style-name="P312"><text:span text:style-name="T313">A2:</text:span><text:span text:style-name="T314"><text:s/></text:span><text:span text:style-name="T315">urban cities , aged average 42 and educated customers<text:s/></text:span><text:span text:style-name="T316"><text:tab/></text:span></text:p>
      <text:p text:style-name="P317"><text:span text:style-name="T318">Q3:</text:span><text:span text:style-name="T319"><text:s/>What are Starbucks employees called?</text:span></text:p>
      <text:p text:style-name="P320"><text:span text:style-name="T321">A3:</text:span><text:span text:style-name="T322"><text:s/></text:span><text:span text:style-name="T323">Partner<text:s/></text:span></text:p>
      <text:p text:style-name="P324"><text:span text:style-name="T325">Q4:</text:span><text:span text:style-name="T326"><text:s/>Mention an innovation by Starbucks with rega</text:span><text:span text:style-name="T327">rd to its employee training.</text:span></text:p>
      <text:p text:style-name="P328"><text:span text:style-name="T329">A4:</text:span><text:span text:style-name="T330"><text:s/></text:span><text:span text:style-name="T331">70/20/10 approach. 7</text:span><text:span text:style-name="T332">0 percent of partner training happens through on-the-job experience, 20 percent of training is acquired from feedback and mentorship from coaches, and 10 percent is learned through online e-learning modules.</text:span></text:p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><text:span text:style-name="T349">Questions on Physical Evidence</text:span></text:p>
      <text:p text:style-name="P350"><text:span text:style-name="T351">Q1:</text:span><text:span text:style-name="T352"><text:s/>How does the Starbucks store layout contribute to its marketing strategy?</text:span></text:p>
      <text:p text:style-name="P353"><text:span text:style-name="T354">A1:</text:span><text:span text:style-name="T355"><text:s/></text:span><text:span text:style-name="T356">Urban market</text:span><text:span text:style-name="T357"><text:s/></text:span></text:p>
      <text:p text:style-name="P358"><text:span text:style-name="T359">Q2:</text:span><text:span text:style-name="T360"><text:s/>What is the<text:s/></text:span><text:span text:style-name="T361">Starbucks logo?</text:span></text:p>
      <text:p text:style-name="P362"><text:span text:style-name="T363">A2:</text:span><text:span text:style-name="T364"><text:s/></text:span><text:span text:style-name="T365">twin-tailed mermaid”, or siren</text:span><text:span text:style-name="T366"><text:s/></text:span></text:p>
      <text:p text:style-name="P367"><text:span text:style-name="T368">Q3:</text:span><text:span text:style-name="T369"><text:s/>Has the Starbucks logo evolved over time?</text:span></text:p>
      <text:p text:style-name="P370"><text:span text:style-name="T371">A3:</text:span><text:span text:style-name="T372"><text:s/></text:span><text:span text:style-name="T373">Yes, it has become simple</text:span><text:span text:style-name="T374"><text:s/></text:span></text:p>
      <text:p text:style-name="P375"><text:span text:style-name="T376">Q4:</text:span><text:span text:style-name="T377"><text:s/>Can the Starbucks app be considered part of physical evidence in the 7 Ps framework? Justify your answer.</text:span></text:p>
      <text:p text:style-name="P378"><text:span text:style-name="T379">A4:</text:span><text:span text:style-name="T380"><text:s/></text:span><text:span text:style-name="T381">agreed , It considers all the 7 Ps framework</text:span></text:p>
      <text:p text:style-name="P382"><text:span text:style-name="T383">Product – Coffee</text:span></text:p>
      <text:p text:style-name="P384"><text:span text:style-name="T385">Place – Urban</text:span></text:p>
      <text:p text:style-name="P386"><text:span text:style-name="T387">Price -<text:s/></text:span><text:span text:style-name="T388"> Premium price strategy</text:span></text:p>
      <text:p text:style-name="P389"><text:span text:style-name="T390">Promotion</text:span><text:s/>– Social media</text:p>
      <text:p text:style-name="P391">Process - Innovative</text:p>
      <text:p text:style-name="P392">People – Middle to upper middle class</text:p>
      <text:p text:style-name="P393">Physical Evidence - Urban</text:p>
      <text:p text:style-name="P394"/>
      <text:p text:style-name="P395"/>
      <text:p text:style-name="P396"/>
      <text:soft-page-break/>
      <text:p text:style-name="P397"><text:span text:style-name="T398">Questions on Process</text:span></text:p>
      <text:p text:style-name="P399"><text:span text:style-name="T400">Q1:</text:span><text:span text:style-name="T401"><text:s/>What is the process improvement philosophy that Starbucks adopted a decade ago to improve its productivity?</text:span></text:p>
      <text:p text:style-name="P402"><text:span text:style-name="T403">A1:</text:span><text:span text:style-name="T404"><text:s/>---</text:span><text:span text:style-name="T405">Lean methodology SIX Sigma<text:s/></text:span></text:p>
      <text:p text:style-name="P406"><text:span text:style-name="T407">Q2:</text:span><text:span text:style-name="T408"><text:s/>What are some of the key metrics that<text:s/></text:span><text:span text:style-name="T409">Starbucks uses to measure in-store productivity?</text:span></text:p>
      <text:p text:style-name="P410"><text:span text:style-name="T411">A2:</text:span><text:span text:style-name="T412"><text:s/>----</text:span><text:span text:style-name="T413"><text:s/></text:span><text:span text:style-name="T414">Maintenance, time for roasted beans &amp; average order filling duration</text:span></text:p>
      <text:p text:style-name="P41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lenovo</meta:initial-creator>
    <dc:creator>Kanchan Goswami</dc:creator>
    <meta:creation-date>2022-06-05T12:15:00Z</meta:creation-date>
    <dc:date>2022-06-05T16:51:00Z</dc:date>
    <meta:template xlink:href="Normal" xlink:type="simple"/>
    <meta:editing-cycles>6</meta:editing-cycles>
    <meta:editing-duration>PT13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7" meta:word-count="1283" meta:character-count="8585" meta:row-count="60" meta:non-whitespace-character-count="7319"/>
  </office:meta>
</office:document-meta>
</file>